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4.4583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4.5028in"/>
    </style:style>
    <style:style style:name="co23" style:family="table-column">
      <style:table-column-properties fo:break-before="auto" style:column-width="0.9398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3.4839in"/>
    </style:style>
    <style:style style:name="co26" style:family="table-column">
      <style:table-column-properties fo:break-before="auto" style:column-width="4.7709in"/>
    </style:style>
    <style:style style:name="co27" style:family="table-column">
      <style:table-column-properties fo:break-before="auto" style:column-width="0.2752in"/>
    </style:style>
    <style:style style:name="co28" style:family="table-column">
      <style:table-column-properties fo:break-before="auto" style:column-width="4.572in"/>
    </style:style>
    <style:style style:name="co29" style:family="table-column">
      <style:table-column-properties fo:break-before="auto" style:column-width="5.2264in"/>
    </style:style>
    <style:style style:name="co30" style:family="table-column">
      <style:table-column-properties fo:break-before="auto" style:column-width="1.1055in"/>
    </style:style>
    <style:style style:name="co31" style:family="table-column">
      <style:table-column-properties fo:break-before="auto" style:column-width="1.6008in"/>
    </style:style>
    <style:style style:name="co32" style:family="table-column">
      <style:table-column-properties fo:break-before="auto" style:column-width="1.0217in"/>
    </style:style>
    <style:style style:name="co33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9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ffb66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b66c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fo:background-color="#ffb66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34">
      <style:table-cell-properties fo:background-color="#ffb66c"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0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2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Default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</table:table-row>
        <table:table-row table:style-name="ro5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95" office:value-type="string" calcext:value-type="string">
            <text:p>Ryzen 5 5600G</text:p>
          </table:table-cell>
          <table:table-cell table:style-name="ce98" office:value-type="float" office:value="1995001" calcext:value-type="float">
            <text:p>1,995,001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Default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Default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3050 6GB LP</text:p>
          </table:table-cell>
          <table:table-cell table:style-name="ce169" office:value-type="float" office:value="3036000" calcext:value-type="float">
            <text:p>3,036,000 </text:p>
          </table:table-cell>
          <table:table-cell/>
          <table:table-cell table:style-name="Default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Default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Default"/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7" office:value-type="string" calcext:value-type="string">
            <text:p>Casing Infinity Horus V2 - mATX Gaming Case – Black</text:p>
          </table:table-cell>
          <table:table-cell table:style-name="ce99" office:value-type="float" office:value="439000" calcext:value-type="float">
            <text:p>43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/>
          <table:table-cell table:style-name="ce100"/>
          <table:table-cell/>
          <table:table-cell table:style-name="Default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Default"/>
          <table:table-cell table:style-name="Default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</table:table-row>
        <table:table-row table:style-name="ro3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Default"/>
          <table:table-cell table:style-name="Default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8298802" calcext:value-type="float">
            <text:p>8,298,802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8298802" calcext:value-type="float">
            <text:p>8,298,802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No Vga</text:p>
          </table:table-cell>
          <table:table-cell table:style-name="ce244" table:formula="of:=[.D24]-[.D7]" office:value-type="float" office:value="5262802" calcext:value-type="float">
            <text:p>5,262,802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A320M-K </text:p>
          </table:table-cell>
          <table:table-cell table:style-name="ce206" office:value-type="float" office:value="815000" calcext:value-type="float">
            <text:p>8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Ryzen 5 5500</text:p>
          </table:table-cell>
          <table:table-cell table:style-name="ce206" office:value-type="float" office:value="1449000" calcext:value-type="float">
            <text:p>1,44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/>
          <table:table-cell table:style-name="ce169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169"/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5" office:value-type="string" calcext:value-type="string">
            <text:p>Zotac GeForce RTX 3050 8 GB 128 Bit GDDR6 - Solo </text:p>
          </table:table-cell>
          <table:table-cell table:style-name="ce169" office:value-type="float" office:value="3000000" calcext:value-type="float">
            <text:p>3,0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5264000" calcext:value-type="float">
            <text:p>5,26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5264000" calcext:value-type="float">
            <text:p>5,26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X99</text:p>
          </table:table-cell>
          <table:table-cell table:style-name="ce206" office:value-type="float" office:value="900000" calcext:value-type="float">
            <text:p>9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Xeon 2680 v4</text:p>
          </table:table-cell>
          <table:table-cell table:style-name="ce206" office:value-type="float" office:value="400000" calcext:value-type="float">
            <text:p>4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/>
          <table:table-cell table:style-name="ce169"/>
          <table:table-cell table:number-columns-repeated="102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eForce RTX 3050 8 GB 128 Bit GDDR6 - Solo </text:p>
          </table:table-cell>
          <table:table-cell table:style-name="ce169" office:value-type="float" office:value="3000000" calcext:value-type="float">
            <text:p>3,0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1022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4300000" calcext:value-type="float">
            <text:p>4,300,000 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4300000" calcext:value-type="float">
            <text:p>4,30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estetic" table:style-name="ta2">
        <table:table-column table:style-name="co1" table:default-cell-style-name="ce147"/>
        <table:table-column table:style-name="co19" table:default-cell-style-name="ce118"/>
        <table:table-column table:style-name="co20" table:default-cell-style-name="ce118"/>
        <table:table-column table:style-name="co21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3">
        <table:table-column table:style-name="co1" table:default-cell-style-name="ce106"/>
        <table:table-column table:style-name="co24" table:default-cell-style-name="ce112"/>
        <table:table-column table:style-name="co25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6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3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ftware" table:style-name="ta4">
        <table:table-column table:style-name="co27" table:default-cell-style-name="ce177"/>
        <table:table-column table:style-name="co28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1048543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29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7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0" table:default-cell-style-name="Default"/>
        <table:table-column table:style-name="co5" table:number-columns-repeated="5" table:default-cell-style-name="Default"/>
        <table:table-column table:style-name="co31" table:default-cell-style-name="Default"/>
        <table:table-column table:style-name="co32" table:default-cell-style-name="ce297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8">
          <table:table-cell table:style-name="ce298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3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9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0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4-06-26T17:32:31.937680137</dc:date>
    <meta:editing-duration>P18DT7H26M51S</meta:editing-duration>
    <meta:editing-cycles>931</meta:editing-cycles>
    <meta:generator>LibreOffice/24.2.4.2$FreeBSD_X86_64 LibreOffice_project/420$Build-2</meta:generator>
    <meta:document-statistic meta:table-count="16" meta:cell-count="1132" meta:object-count="0"/>
  </office:meta>
</office:document-meta>
</file>